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a0dc" officeooo:paragraph-rsid="000ca0dc"/>
    </style:style>
    <style:style style:name="P2" style:family="paragraph" style:parent-style-name="Standard" style:list-style-name="L1">
      <style:text-properties officeooo:rsid="000e8f6e" officeooo:paragraph-rsid="000e8f6e"/>
    </style:style>
    <style:style style:name="T1" style:family="text">
      <style:text-properties officeooo:rsid="000efe5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2305478" text:style-name="L1">
        <text:list-item>
          <text:p text:style-name="P1">Uděláme si pole na označování již prošlých měst a projdeme všechny města ve smyčce:</text:p>
          <text:list>
            <text:list-item>
              <text:p text:style-name="P1">Zkontrolujeme si jestli dané město již není označené jako prošlé, pokud je, přeskočíme jej.</text:p>
            </text:list-item>
            <text:list-item>
              <text:p text:style-name="P1">Dané město si označíme jako prošlé.</text:p>
            </text:list-item>
            <text:list-item>
              <text:p text:style-name="P1">Městu přiřadíme jednoho z králů jako majitele města, <text:span text:style-name="T1">jelikož neřešíme spravedlivost rozdělení, viz. 4), nezáleží kterého z králů kdy vybereme.</text:span></text:p>
            </text:list-item>
            <text:list-item>
              <text:p text:style-name="P1">Projdeme do šířky všechny města do kterých vede cesta z tohoto města:</text:p>
              <text:list>
                <text:list-item>
                  <text:p text:style-name="P1">Budeme střídat s každým cyklem této vlny (každým “rozšířením vlny”) a pochopitelně začneme u druhého krále než je určen v c)</text:p>
                </text:list-item>
                <text:list-item>
                  <text:p text:style-name="P1">Městu přiřadíme majitele určeného v 1.</text:p>
                </text:list-item>
                <text:list-item>
                  <text:p text:style-name="P1">Město označíme jako prošlé.</text:p>
                </text:list-item>
                <text:list-item>
                  <text:p text:style-name="P1">Zkontrolujeme zda město nemá žádného souseda se stejným majitelem, pokud má, ukončíme algoritmus, protože vstupní data jsou nerozdělovatelná pro krále.</text:p>
                </text:list-item>
              </text:list>
            </text:list-item>
            <text:list-item>
              <text:p text:style-name="P1">Vypíšeme, že řešení existuje, případně, pokud to bude žádáno, lze ho i vypsat, protože algoritmus přiřazoval města králům.</text:p>
            </text:list-item>
          </text:list>
        </text:list-item>
        <text:list-item>
          <text:p text:style-name="P1">Časová složitost</text:p>
          <text:list>
            <text:list-item>
              <text:p text:style-name="P1">Přečtení dat O(m + n)</text:p>
              <text:list>
                <text:list-item>
                  <text:p text:style-name="P1">Musíme přečíst seznam měst a seznam cest mezi městy.</text:p>
                </text:list-item>
              </text:list>
            </text:list-item>
            <text:list-item>
              <text:p text:style-name="P2">Smyčka: O(n), protože projdeme každé město minimálně jednou a maximálně dvakrát, protože poprvé mu přiřadíme majitele a podruhé jen zkontrolujeme že je již prošlé.</text:p>
            </text:list-item>
          </text:list>
        </text:list-item>
        <text:list-item>
          <text:p text:style-name="P2">Paměťová složitost O(m + n)</text:p>
          <text:list>
            <text:list-item>
              <text:p text:style-name="P2">Musíme si pamatovat seznam měst a seznam hran mezi městy.</text:p>
            </text:list-item>
          </text:list>
        </text:list-item>
        <text:list-item>
          <text:p text:style-name="P2">Tento algoritmus není spravedlivý, <text:span text:style-name="T1">tedy “půl na půl”</text:span>, nicméně lze ho udělat spravedlivým pomocí dynamického programování, ale v zadání není nic o spravedlivosti rozdělení nic napsané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23:06:02.419859189</meta:creation-date>
    <meta:print-date>2021-12-11T23:27:41.300662174</meta:print-date>
    <dc:date>2021-12-11T23:56:55.810962271</dc:date>
    <meta:editing-duration>PT2M53S</meta:editing-duration>
    <meta:editing-cycles>1</meta:editing-cycles>
    <meta:generator>LibreOffice/7.1.7.2$Linux_X86_64 LibreOffice_project/10$Build-2</meta:generator>
    <meta:document-statistic meta:table-count="0" meta:image-count="0" meta:object-count="0" meta:page-count="1" meta:paragraph-count="17" meta:word-count="233" meta:character-count="1435" meta:non-whitespace-character-count="1236"/>
  </office:meta>
</office:document-meta>
</file>